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19060" officeooo:paragraph-rsid="00119060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s to take printouts of c graphics programmes on ubuntu?</text:p>
      <text:p text:style-name="P1">1) Install gnome paint </text:p>
      <text:p text:style-name="P1"><text:s text:c="4"/>cmd: sudo apt-get install gnome-paint</text:p>
      <text:p text:style-name="P1">2) Run c graphics program.using printscreen key take a screenshot.</text:p>
      <text:p text:style-name="P1">3) Open gnome paint program &amp; paste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2T16:36:17.755727269</meta:creation-date>
    <dc:date>2015-01-12T16:39:59.081534518</dc:date>
    <meta:editing-duration>P0D</meta:editing-duration>
    <meta:editing-cycles>1</meta:editing-cycles>
    <meta:document-statistic meta:table-count="0" meta:image-count="0" meta:object-count="0" meta:page-count="1" meta:paragraph-count="5" meta:word-count="37" meta:character-count="228" meta:non-whitespace-character-count="191"/>
    <meta:generator>LibreOffice/4.2.4.2$Linux_X86_64 LibreOffice_project/420m0$Build-2</meta:generator>
  </office:meta>
</office:document-meta>
</file>